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1ee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ícios comandos Sistema Operacional Linux</text:span><text:span text:style-name="T1"/></text:p>
      <text:p text:style-name="P2"/>
      <text:p text:style-name="P2">Nome: <text:span text:style-name="T2">Jaciel Alfredo da Silva</text:span></text:p>
      <text:p text:style-name="P2"/>
      <text:p text:style-name="P2">Turma:</text:p>
      <text:p text:style-name="normal"/>
      <text:p text:style-name="normal"/>
      <text:p text:style-name="normal">1) Em que arquivo de configuração fica armazenado o shell padrão do usuário?</text:p>
      <text:p text:style-name="normal">a. /etc/shells</text:p>
      <text:p text:style-name="P3">b. /etc/passwd</text:p>
      <text:p text:style-name="normal">c. /etc/profiles</text:p>
      <text:p text:style-name="normal">d. /home/shell</text:p>
      <text:p text:style-name="normal"/>
      <text:p text:style-name="normal">2) Quais são as instruções que permitem desligar a máquina imediatamente?</text:p>
      <text:p text:style-name="normal">a. poweroff e shutdown off</text:p>
      <text:p text:style-name="P3">b. poweroff e shutdown -h now</text:p>
      <text:p text:style-name="normal">c. systemoff e poweroff</text:p>
      <text:p text:style-name="normal">d. shutdown e off-line</text:p>
      <text:p text:style-name="normal"/>
      <text:p text:style-name="normal">3) Em que diretório ficam as informações do sistema vindas do kernel?</text:p>
      <text:p text:style-name="normal">a. /kernel</text:p>
      <text:p text:style-name="P3">b. /proc</text:p>
      <text:p text:style-name="normal">c. /system</text:p>
      <text:p text:style-name="normal">d. /process</text:p>
      <text:p text:style-name="normal"/>
      <text:p text:style-name="normal">4) Abaixo de que diretório ficam os arquivos de configuração no GNU/Linux?</text:p>
      <text:p text:style-name="normal">a. /boot</text:p>
      <text:p text:style-name="normal">b. /conf</text:p>
      <text:p text:style-name="P3">c. /etc</text:p>
      <text:p text:style-name="normal">d. /system</text:p>
      <text:p text:style-name="normal"/>
      <text:p text:style-name="normal">5) Abaixo de que diretório ficam os arquivos temporários do sistema no GNU/Linux?</text:p>
      <text:p text:style-name="P3">a. /tmp</text:p>
      <text:p text:style-name="normal">b. /mnt</text:p>
      <text:p text:style-name="normal">c. /temporary</text:p>
      <text:p text:style-name="normal">d. /trash</text:p>
      <text:p text:style-name="normal"/>
      <text:p text:style-name="normal">6) O diretório home do usuário root fica em que caminho?</text:p>
      <text:p text:style-name="normal">a. /home/root</text:p>
      <text:p text:style-name="normal">b. /user/root</text:p>
      <text:p text:style-name="P3">c. /root</text:p>
      <text:p text:style-name="normal">d. /users/root</text:p>
      <text:p text:style-name="normal"/>
      <text:p text:style-name="normal">7) É correto afirmar que "cd /etc" e "cd /Etc" levam o usuário para o mesmo destino, ou seja, para o diretório de arquivos de configuração do sistema?</text:p>
      <text:p text:style-name="P3">a. Sim</text:p>
      <text:p text:style-name="normal">b. Não</text:p>
      <text:p text:style-name="normal"/>
      <text:p text:style-name="normal"><text:soft-page-break/></text:p>
      <text:p text:style-name="normal">8) Você está no diretório /etc/network e deve ir para o diretório /tmp. Qual comando irá proporcionar este resultado?</text:p>
      <text:p text:style-name="normal">a. cd ../tmp</text:p>
      <text:p text:style-name="normal">b. cd ../.. &amp;&amp; cp tmp</text:p>
      <text:p text:style-name="P3">c. cd /tmp</text:p>
      <text:p text:style-name="normal">d. Todas as anteriores estão corretas</text:p>
      <text:p text:style-name="normal"/>
      <text:p text:style-name="normal">9) Como poderíamos realizar uma busca em todo o sistema pelo arquivo sources.list?</text:p>
      <text:p text:style-name="P3">a. find / -name sources.list</text:p>
      <text:p text:style-name="normal">b. search / -name sources.list</text:p>
      <text:p text:style-name="normal">c. find sources.list</text:p>
      <text:p text:style-name="normal">d. locale / sources.list</text:p>
      <text:p text:style-name="normal"/>
      <text:p text:style-name="normal">10) São respectivamente exemplos de entrada e saída padrão de dados:</text:p>
      <text:p text:style-name="normal">a. Teclado e impressora</text:p>
      <text:p text:style-name="P3">b. Teclado e tela</text:p>
      <text:p text:style-name="normal">c. Tela e teclado</text:p>
      <text:p text:style-name="normal">d. Monitor e mouse</text:p>
      <text:p text:style-name="normal"/>
      <text:p text:style-name="normal">11) Caso o shell padrão do usuário não seja o bash, qual das instruções abaixo o usuário pode executar para alterar o shell?</text:p>
      <text:p text:style-name="normal">a. set bash</text:p>
      <text:p text:style-name="normal">b. Bash</text:p>
      <text:p text:style-name="P3">c. bash</text:p>
      <text:p text:style-name="normal">d. define bash</text:p>
      <text:p text:style-name="normal"/>
      <text:p text:style-name="normal">12) Como faríamos para remover todos os arquivos que começam com a sequência "arq", têm uma quantidade indefinida de caracteres e finalizam com ".txt"?</text:p>
      <text:p text:style-name="normal">a. rm arq?.txt</text:p>
      <text:p text:style-name="normal">b. rm arq[a-z].txt</text:p>
      <text:p text:style-name="normal">c. rm arq[0-9].txt</text:p>
      <text:p text:style-name="P3">d. rm arq*.txt</text:p>
      <text:p text:style-name="normal"/>
      <text:p text:style-name="normal">13) Em uma instrução encadeada, como podemos impedir que o processamento continue caso a instrução anterior não tenha sido concluída com sucesso?</text:p>
      <text:p text:style-name="normal">a. Basta separar as instruções com ; (ponto e vírgula)</text:p>
      <text:p text:style-name="P3">b. Basta separar as instruções com &amp;&amp;</text:p>
      <text:p text:style-name="normal">c. Basta separar as instruções com | (pipe)</text:p>
      <text:p text:style-name="normal">d. Basta separar as instruções com , (vírgula)</text:p>
      <text:p text:style-name="normal"/>
      <text:p text:style-name="normal">14) Qual dos comandos abaixo cria um usuário completo, com senha e diretório home?</text:p>
      <text:p text:style-name="P3">a. adduser</text:p>
      <text:p text:style-name="normal">b. useradd</text:p>
      <text:p text:style-name="normal">c. user -create</text:p>
      <text:p text:style-name="normal">d. useradd -full</text:p>
      <text:p text:style-name="normal"/>
      <text:p text:style-name="normal"/>
      <text:p text:style-name="normal"><text:soft-page-break/></text:p>
      <text:p text:style-name="normal">15) Qual comando me permite listar somente diretórios?</text:p>
      <text:p text:style-name="P3">a. ls -d</text:p>
      <text:p text:style-name="normal">b. ls -directory</text:p>
      <text:p text:style-name="normal">c. list -dir</text:p>
      <text:p text:style-name="normal">d. dir</text:p>
      <text:p text:style-name="normal"/>
      <text:p text:style-name="normal">16) É correto afirmar que o GNU/Linux é um sistema multiusuários?</text:p>
      <text:p text:style-name="P3">a. Sim</text:p>
      <text:p text:style-name="normal">b. Não</text:p>
      <text:p text:style-name="normal"/>
      <text:p text:style-name="normal">17) É correto afirmar que arquivos e diretórios com sinal de ponto final à esquerda de seu nome são arquivos ocultos?</text:p>
      <text:p text:style-name="P3">a. Sim</text:p>
      <text:p text:style-name="normal">b. Não</text:p>
      <text:p text:style-name="normal"/>
      <text:p text:style-name="normal">18) É correto afirmar que GNU/Linux e Linux são a mesma coisa?</text:p>
      <text:p text:style-name="normal">a. Sim</text:p>
      <text:p text:style-name="P3">b. Não</text:p>
      <text:p text:style-name="normal"/>
      <text:p text:style-name="normal">19) O kernel é a camada responsável por interagir com o hardware. Isso está correto?</text:p>
      <text:p text:style-name="P3">a. Sim</text:p>
      <text:p text:style-name="normal">b. Não</text:p>
      <text:p text:style-name="normal"/>
      <text:p text:style-name="normal">20) O atalho CTRL + C pode ser utilizado para abrir uma nova linha de comando descartando a atual. Essa afirmação está correta?</text:p>
      <text:p text:style-name="normal">a. Sim</text:p>
      <text:p text:style-name="P3">b. Não</text:p>
      <text:p text:style-name="normal"/>
      <text:p text:style-name="normal">21) No /bin podemos encontrar os binários acessíveis a todos os usuários. Isso está correto?</text:p>
      <text:p text:style-name="P3">a. Sim</text:p>
      <text:p text:style-name="normal">b. Não</text:p>
      <text:p text:style-name="normal"/>
      <text:p text:style-name="normal">22) Quais são os três caracteres curingas disponíveis?</text:p>
      <text:p text:style-name="P3">a. * (asterisco), ? (interrogação) e [ ] (colchetes)</text:p>
      <text:p text:style-name="normal">b. * (asterisco), # (tralha) e [ ] (colchetes)</text:p>
      <text:p text:style-name="normal">c. ? (interrogação), # (tralha) e [ ] (colchetes)</text:p>
      <text:p text:style-name="normal">d. * (asterisco), ? (interrogação) e # (tralha)</text:p>
      <text:p text:style-name="normal"/>
      <text:p text:style-name="normal">23) É correto afirmar que SUID só tem efeito em arquivos executáveis?</text:p>
      <text:p text:style-name="P3">a. Sim</text:p>
      <text:p text:style-name="normal">b. Não</text:p>
      <text:p text:style-name="normal"/>
      <text:p text:style-name="normal">24) O comando sudo é utilizado para adicionar novos usuários. Essa afirmação está correta?</text:p>
      <text:p text:style-name="normal">a. Sim</text:p>
      <text:p text:style-name="P3">b. Não</text:p>
      <text:p text:style-name="normal"><text:soft-page-break/></text:p>
      <text:p text:style-name="normal">25) Em que diretório ficam os arquivos executáveis aos quais somente o root tem acesso?</text:p>
      <text:p text:style-name="normal">a. /bin</text:p>
      <text:p text:style-name="normal">b. /r oot</text:p>
      <text:p text:style-name="P3">c. /sbin</text:p>
      <text:p text:style-name="normal">d. /system/roo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3T19:52:13.463000000</dc:date>
    <meta:editing-duration>PT22M56S</meta:editing-duration>
    <meta:editing-cycles>1</meta:editing-cycles>
    <meta:document-statistic meta:table-count="0" meta:image-count="0" meta:object-count="0" meta:page-count="4" meta:paragraph-count="110" meta:word-count="657" meta:character-count="3617" meta:non-whitespace-character-count="3070"/>
    <meta:generator>LibreOffice/7.5.3.2$Windows_X86_64 LibreOffice_project/9f56dff12ba03b9acd7730a5a481eea045e468f3</meta:generator>
  </office:meta>
</office:document-meta>
</file>